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0924f" officeooo:paragraph-rsid="0014e9a4"/>
    </style:style>
    <style:style style:name="P2" style:family="paragraph" style:parent-style-name="Subtitle">
      <style:text-properties officeooo:rsid="0014e9a4" officeooo:paragraph-rsid="0014e9a4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1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1" fo:font-size="10.3999996185303pt"/>
    </style:style>
    <style:style style:name="P6" style:family="paragraph" style:parent-style-name="Preformatted_20_Text">
      <style:paragraph-properties fo:margin-top="0cm" fo:margin-bottom="0cm" loext:contextual-spacing="false" fo:padding="0cm" fo:border="none"/>
    </style:style>
    <style:style style:name="P7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8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9" style:family="paragraph" style:parent-style-name="Heading_20_1">
      <style:text-properties officeooo:rsid="0010924f" officeooo:paragraph-rsid="0014e9a4"/>
    </style:style>
    <style:style style:name="P10" style:family="paragraph" style:parent-style-name="Heading_20_1">
      <style:paragraph-properties fo:text-align="center" style:justify-single-word="false"/>
      <style:text-properties officeooo:paragraph-rsid="001c3df8"/>
    </style:style>
    <style:style style:name="P11" style:family="paragraph" style:parent-style-name="Heading_20_1">
      <style:paragraph-properties fo:text-align="center" style:justify-single-word="false"/>
      <style:text-properties officeooo:paragraph-rsid="001e8827"/>
    </style:style>
    <style:style style:name="P12" style:family="paragraph" style:parent-style-name="Text_20_body">
      <style:text-properties officeooo:paragraph-rsid="0014e9a4"/>
    </style:style>
    <style:style style:name="P13" style:family="paragraph" style:parent-style-name="Text_20_body">
      <style:text-properties style:font-name="Ubuntu Mono" officeooo:paragraph-rsid="0014e9a4"/>
    </style:style>
    <style:style style:name="P14" style:family="paragraph" style:parent-style-name="Text_20_body">
      <style:text-properties style:font-name="Ubuntu Mono" officeooo:paragraph-rsid="0014f6cf"/>
    </style:style>
    <style:style style:name="P15" style:family="paragraph" style:parent-style-name="Text_20_body">
      <style:text-properties style:font-name="Ubuntu Mono" officeooo:paragraph-rsid="00183b92"/>
    </style:style>
    <style:style style:name="P16" style:family="paragraph" style:parent-style-name="Text_20_body">
      <style:text-properties style:font-name="Ubuntu Mono" style:text-underline-style="none" officeooo:paragraph-rsid="0014e9a4"/>
    </style:style>
    <style:style style:name="P17" style:family="paragraph" style:parent-style-name="Text_20_body">
      <style:text-properties style:font-name="Ubuntu Mono" officeooo:rsid="0019eab8" officeooo:paragraph-rsid="0019eab8"/>
    </style:style>
    <style:style style:name="P18" style:family="paragraph" style:parent-style-name="Text_20_body">
      <style:text-properties style:font-name="Ubuntu Mono" officeooo:paragraph-rsid="0019eab8"/>
    </style:style>
    <style:style style:name="P19" style:family="paragraph" style:parent-style-name="Text_20_body">
      <style:text-properties style:font-name="Ubuntu Mono" officeooo:paragraph-rsid="001f1418"/>
    </style:style>
    <style:style style:name="P20" style:family="paragraph" style:parent-style-name="Text_20_body">
      <style:text-properties style:font-name="Ubuntu Mono" officeooo:rsid="002071d9" officeooo:paragraph-rsid="002071d9"/>
    </style:style>
    <style:style style:name="P21" style:family="paragraph" style:parent-style-name="Text_20_body">
      <style:text-properties style:font-name="Ubuntu Mono" officeooo:paragraph-rsid="002071d9"/>
    </style:style>
    <style:style style:name="P22" style:family="paragraph" style:parent-style-name="Text_20_body">
      <style:text-properties fo:color="#006c3b" style:font-name="Ubuntu Mono" officeooo:paragraph-rsid="0014e9a4"/>
    </style:style>
    <style:style style:name="P23" style:family="paragraph" style:parent-style-name="Text_20_body">
      <style:text-properties fo:color="#006c3b" style:font-name="Ubuntu Mono" officeooo:paragraph-rsid="0014f6cf"/>
    </style:style>
    <style:style style:name="P24" style:family="paragraph" style:parent-style-name="Text_20_body">
      <style:text-properties fo:color="#006c3b" style:font-name="Ubuntu Mono" officeooo:paragraph-rsid="00183b92"/>
    </style:style>
    <style:style style:name="P25" style:family="paragraph" style:parent-style-name="Text_20_body">
      <style:text-properties fo:color="#390a5d" style:font-name="Ubuntu Mono" officeooo:paragraph-rsid="0014e9a4"/>
    </style:style>
    <style:style style:name="P26" style:family="paragraph" style:parent-style-name="Text_20_body">
      <style:text-properties fo:color="#390a5d" style:font-name="Ubuntu Mono" officeooo:paragraph-rsid="0014f6cf"/>
    </style:style>
    <style:style style:name="P27" style:family="paragraph" style:parent-style-name="Text_20_body">
      <style:text-properties fo:color="#390a5d" style:font-name="Ubuntu Mono" officeooo:paragraph-rsid="00183b92"/>
    </style:style>
    <style:style style:name="P28" style:family="paragraph" style:parent-style-name="Text_20_body">
      <style:text-properties fo:color="#c38312" style:font-name="Ubuntu Mono" officeooo:paragraph-rsid="0014e9a4"/>
    </style:style>
    <style:style style:name="P29" style:family="paragraph" style:parent-style-name="Text_20_body">
      <style:text-properties fo:color="#c38312" style:font-name="Ubuntu Mono" officeooo:paragraph-rsid="0014f6cf"/>
    </style:style>
    <style:style style:name="P30" style:family="paragraph" style:parent-style-name="Text_20_body">
      <style:text-properties fo:color="#c38312" style:font-name="Ubuntu Mono" officeooo:paragraph-rsid="00183b92"/>
    </style:style>
    <style:style style:name="P31" style:family="paragraph" style:parent-style-name="Text_20_body">
      <style:text-properties fo:color="#000000" style:font-name="Ubuntu Mono" officeooo:paragraph-rsid="0014e9a4"/>
    </style:style>
    <style:style style:name="P32" style:family="paragraph" style:parent-style-name="Text_20_body">
      <style:text-properties fo:color="#000000" style:font-name="Ubuntu Mono" officeooo:paragraph-rsid="0014f6cf"/>
    </style:style>
    <style:style style:name="P33" style:family="paragraph" style:parent-style-name="Text_20_body">
      <style:text-properties fo:color="#000000" style:font-name="Ubuntu Mono" fo:font-weight="normal" officeooo:paragraph-rsid="0014f6cf" style:font-weight-asian="normal" style:font-weight-complex="normal"/>
    </style:style>
    <style:style style:name="P34" style:family="paragraph" style:parent-style-name="Text_20_body">
      <style:text-properties fo:color="#000000" style:font-name="Ubuntu Mono" fo:font-weight="normal" officeooo:rsid="001f1418" officeooo:paragraph-rsid="001f1418" style:font-weight-asian="normal" style:font-weight-complex="normal"/>
    </style:style>
    <style:style style:name="P35" style:family="paragraph" style:parent-style-name="Text_20_body">
      <style:text-properties fo:color="#000000" style:font-name="Ubuntu Mono" officeooo:rsid="002071d9" officeooo:paragraph-rsid="002071d9"/>
    </style:style>
    <style:style style:name="P36" style:family="paragraph" style:parent-style-name="Text_20_body">
      <style:text-properties officeooo:paragraph-rsid="002071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e9a4"/>
    </style:style>
    <style:style style:name="T3" style:family="text">
      <style:text-properties fo:color="#ce181e"/>
    </style:style>
    <style:style style:name="T4" style:family="text">
      <style:text-properties officeooo:rsid="0019eab8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1" fo:font-size="10.3999996185303pt" loext:padding="0cm" loext:border="none"/>
    </style:style>
    <style:style style:name="T7" style:family="text">
      <style:text-properties officeooo:rsid="001c3df8"/>
    </style:style>
    <style:style style:name="T8" style:family="text">
      <style:text-properties officeooo:rsid="001e8827"/>
    </style:style>
    <style:style style:name="T9" style:family="text">
      <style:text-properties officeooo:rsid="001f1418"/>
    </style:style>
    <style:style style:name="T10" style:family="text">
      <style:text-properties fo:color="#000000"/>
    </style:style>
    <style:style style:name="T11" style:family="text">
      <style:text-properties fo:color="#000000" fo:font-weight="normal" officeooo:rsid="001f1418" style:font-weight-asian="normal" style:font-weight-complex="normal"/>
    </style:style>
    <style:style style:name="T12" style:family="text">
      <style:text-properties fo:color="#000000" officeooo:rsid="002071d9"/>
    </style:style>
    <style:style style:name="T13" style:family="text">
      <style:text-properties officeooo:rsid="002071d9"/>
    </style:style>
    <style:style style:name="T14" style:family="text">
      <style:text-properties fo:font-size="10.3999996185303pt" loext:padding="0cm" loext:border="none"/>
    </style:style>
    <style:style style:name="T15" style:family="text">
      <style:text-properties loext:padding="0cm" loext:border="none"/>
    </style:style>
    <style:style style:name="T16" style:family="text">
      <style:text-properties style:font-name="Ubuntu Mono" officeooo:rsid="002071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 Lab <text:span text:style-name="T2">4</text:span></text:p>
      <text:p text:style-name="P2">Solving Problems from <text:span text:style-name="T1">Testing of Hypothesis Pdf</text:span> using code </text:p>
      <text:h text:style-name="P9" text:outline-level="1">Name: Dheeraj Chaudhary</text:h>
      <text:h text:style-name="P9" text:outline-level="1">Roll: 17BCS009</text:h>
      <text:p text:style-name="P12"/>
      <text:p text:style-name="P12"/>
      <text:p text:style-name="P13">library(dplyr)</text:p>
      <text:p text:style-name="P13"/>
      <text:h text:style-name="P10" text:outline-level="1"><text:span text:style-name="T7">Z-Test for Testing of Hypothesis</text:span></text:h>
      <text:p text:style-name="P22">####### Two sample Z-Test for Test of significant in difference between means #########</text:p>
      <text:p text:style-name="P22">#### Here Given values are MEAN, SSAMPLE SIZE and STANDARD DEVIATION of Both Samples ######</text:p>
      <text:p text:style-name="P13"/>
      <text:p text:style-name="P22">##### Considering the Examples given in <text:span text:style-name="T3">DR. ATHE's TESTING OF HYPOTHESIS Pg.No. 35</text:span> <text:s/>#####</text:p>
      <text:p text:style-name="P16"/>
      <text:p text:style-name="P25"># There is no significant difference between the means of two paddy fields</text:p>
      <text:p text:style-name="P13"/>
      <text:p text:style-name="P28"># Given DATA for Field No 1</text:p>
      <text:p text:style-name="P31">field_1_Sample_Size &lt;- 60</text:p>
      <text:p text:style-name="P31">StandDeviation_1 &lt;- 1.15</text:p>
      <text:p text:style-name="P31">field_1_Sample_MEAN &lt;- 18.5</text:p>
      <text:p text:style-name="P31"/>
      <text:p text:style-name="P28"># Given DATA for Field No 2</text:p>
      <text:p text:style-name="P31">field_2_Sample_Size &lt;- 60</text:p>
      <text:p text:style-name="P31">StandDeviation_2 &lt;- 1.15</text:p>
      <text:p text:style-name="P31">field_2_Sample_MEAN &lt;- 20.3</text:p>
      <text:p text:style-name="P28"/>
      <text:p text:style-name="P28"># calculating the Z-statistic at 5% LOS (i.e, Tabulated value is 1.96)</text:p>
      <text:p text:style-name="P31">Z_Calculated &lt;- (field_2_Sample_MEAN - field_1_Sample_MEAN) / </text:p>
      <text:p text:style-name="P31"><text:s text:c="2"/>sqrt((StandDeviation_1^2/ field_1_Sample_Size) + (StandDeviation_2^2 / field_2_Sample_Size))</text:p>
      <text:p text:style-name="P31"/>
      <text:p text:style-name="P31">Z_Calculated</text:p>
      <text:p text:style-name="P17"><text:soft-page-break/>##### OUTPUT</text:p>
      <text:p text:style-name="P18"><text:span text:style-name="T4"><text:tab/><text:tab/><text:tab/></text:span><text:bookmark text:name="rstudio_console_output"/><text:span text:style-name="T6">[1] 8.573049</text:span></text:p>
      <text:p text:style-name="P25">## SINCE we got calculated value as 8.57 which is greater than tabulated value(1.96) So reject Null Hypothesis that means both the fields have significant difference</text:p>
      <text:p text:style-name="P25"/>
      <text:p text:style-name="P25"/>
      <text:p text:style-name="P25"/>
      <text:h text:style-name="P11" text:outline-level="1"><text:span text:style-name="T8">T-Test for Testing of Hypothesis</text:span></text:h>
      <text:p text:style-name="P23">####### Two sample T-Test for Test of significant in difference between means #########</text:p>
      <text:p text:style-name="P23">#### Here Given values are Potato Plant yield Tubes fro two different varieties ######</text:p>
      <text:p text:style-name="P14"/>
      <text:p text:style-name="P23">##### Considering the Examples given in<text:span text:style-name="T3"> DR. ATHE's TESTING OF HYPOTHESIS Pg.No. 41</text:span> <text:s/>#####</text:p>
      <text:p text:style-name="P14"/>
      <text:p text:style-name="P14"/>
      <text:p text:style-name="P26">#Consider Null Hypothesis as mean number of tubes of the variety_1 significantly differ from the variety_2</text:p>
      <text:p text:style-name="P14"/>
      <text:p text:style-name="P29"># Given Data is</text:p>
      <text:p text:style-name="P32">Variety_1 &lt;- c(2.2, 2.5, 1.9, 2.6, 2.6, 2.3, 1.8, 2.0, 2.1, 2.4, 2.3)</text:p>
      <text:p text:style-name="P32">Variety_2 &lt;- c(2.8, 2.5, 2.7, 3.0, 3.1, 2.3, 2.4, 3.2, 2.5, 2.9)</text:p>
      <text:p text:style-name="P29"/>
      <text:p text:style-name="P29"><text:span text:style-name="T9"># </text:span>Create a data frame for the above both variety</text:p>
      <text:p text:style-name="P33">my_data &lt;- data.frame( </text:p>
      <text:p text:style-name="P33"><text:s text:c="2"/>Types=c(rep("Variety_1",11),rep("Variety_2",10)),</text:p>
      <text:p text:style-name="P33"><text:s text:c="2"/>num_tubes = c(Variety_1, <text:s/>Variety_2)</text:p>
      <text:p text:style-name="P33">)</text:p>
      <text:p text:style-name="P33">my_data</text:p>
      <text:p text:style-name="P34">#### OUTPUT </text:p>
      <text:p text:style-name="P19"><text:span text:style-name="T11"><text:tab/></text:span><text:bookmark text:name="rstudio_console_output1"/><text:span text:style-name="T6">Types num_tubes</text:span></text:p>
      <text:p text:style-name="P7">1 <text:s/>Variety_1 <text:s text:c="6"/>2.2</text:p>
      <text:p text:style-name="P7">2 <text:s/>Variety_1 <text:s text:c="6"/>2.5</text:p>
      <text:p text:style-name="P7">3 <text:s/>Variety_1 <text:s text:c="6"/>1.9</text:p>
      <text:p text:style-name="P7">4 <text:s/>Variety_1 <text:s text:c="6"/>2.6</text:p>
      <text:p text:style-name="P7">5 <text:s/>Variety_1 <text:s text:c="6"/>2.6</text:p>
      <text:p text:style-name="P7">6 <text:s/>Variety_1 <text:s text:c="6"/>2.3</text:p>
      <text:p text:style-name="P7">7 <text:s/>Variety_1 <text:s text:c="6"/>1.8</text:p>
      <text:p text:style-name="P7">8 <text:s/>Variety_1 <text:s text:c="6"/>2.0</text:p>
      <text:p text:style-name="P7">9 <text:s/>Variety_1 <text:s text:c="6"/>2.1</text:p>
      <text:p text:style-name="P7">10 Variety_1 <text:s text:c="6"/>2.4</text:p>
      <text:p text:style-name="P7">11 Variety_1 <text:s text:c="6"/>2.3</text:p>
      <text:p text:style-name="P7">12 Variety_2 <text:s text:c="6"/>2.8</text:p>
      <text:p text:style-name="P7">13 Variety_2 <text:s text:c="6"/>2.5</text:p>
      <text:p text:style-name="P7">14 Variety_2 <text:s text:c="6"/>2.7</text:p>
      <text:p text:style-name="P7">15 Variety_2 <text:s text:c="6"/>3.0</text:p>
      <text:p text:style-name="P7">16 Variety_2 <text:s text:c="6"/>3.1</text:p>
      <text:p text:style-name="P7">17 Variety_2 <text:s text:c="6"/>2.3</text:p>
      <text:p text:style-name="P7">18 Variety_2 <text:s text:c="6"/>2.4</text:p>
      <text:p text:style-name="P7">19 Variety_2 <text:s text:c="6"/>3.2</text:p>
      <text:p text:style-name="P7"><text:soft-page-break/>20 Variety_2 <text:s text:c="6"/>2.5</text:p>
      <text:p text:style-name="P7">21 Variety_2 <text:s text:c="6"/>2.9</text:p>
      <text:p text:style-name="P34"/>
      <text:p text:style-name="P29"># calculating the <text:span text:style-name="T13">T- Test</text:span> at 5% LOS (i.e, Tabulated value is <text:span text:style-name="T13">2.09</text:span>)</text:p>
      <text:p text:style-name="P32">group_by(my_data, Types) %&gt;%</text:p>
      <text:p text:style-name="P32">summarise(</text:p>
      <text:p text:style-name="P32"><text:s text:c="2"/>sample_size = n(),</text:p>
      <text:p text:style-name="P32"><text:s text:c="2"/>sample_mean = mean(num_tubes, na.rm = TRUE),</text:p>
      <text:p text:style-name="P32"><text:s text:c="2"/>sample_sd = sd(num_tubes, na.rm = TRUE)</text:p>
      <text:p text:style-name="P32">)</text:p>
      <text:p text:style-name="P35">##### OUTPUT</text:p>
      <text:p text:style-name="P21"><text:span text:style-name="T12"><text:tab/></text:span><text:bookmark text:name="rstudio_console_output2"/><text:span text:style-name="T6"># A tibble: 2 x 4</text:span></text:p>
      <text:p text:style-name="P8"><text:s text:c="2"/><text:span text:style-name="T5">Types <text:s text:c="4"/>sample_size sample_mean sample_sd</text:span></text:p>
      <text:p text:style-name="P3"><text:span text:style-name="T15"><text:s text:c="2"/></text:span><text:span text:style-name="T6">&lt;fct&gt; <text:s text:c="10"/>&lt;int&gt; <text:s text:c="6"/>&lt;dbl&gt; <text:s text:c="4"/>&lt;dbl&gt;</text:span></text:p>
      <text:p text:style-name="P5"><text:span text:style-name="T15">1 Variety_1 <text:s text:c="9"/>11 <text:s text:c="7"/>2.25 <text:s text:c="4"/>0.273</text:span></text:p>
      <text:p text:style-name="P4"><text:span text:style-name="T14">2 Variety_2 <text:s text:c="9"/>10 <text:s text:c="7"/>2.74 <text:s text:c="4"/>0.310</text:span></text:p>
      <text:p text:style-name="P32"/>
      <text:p text:style-name="P14"><text:span text:style-name="T10">t.test(Variety_1, Variety_2)</text:span></text:p>
      <text:p text:style-name="P20">#### OUTPUT</text:p>
      <text:p text:style-name="P36"><text:span text:style-name="T16"><text:tab/></text:span><text:bookmark text:name="rstudio_console_output3"/><text:span text:style-name="T15"> <text:s text:c="7"/></text:span><text:span text:style-name="T6">Welch Two Sample t-test</text:span></text:p>
      <text:p text:style-name="P6"/>
      <text:p text:style-name="P7">data: <text:s/>Variety_1 and Variety_2</text:p>
      <text:p text:style-name="P7">t = -3.8625, df = 18.091, p-value = 0.001132</text:p>
      <text:p text:style-name="P7">alternative hypothesis: true difference in means is not equal to 0</text:p>
      <text:p text:style-name="P7">95 percent confidence interval:</text:p>
      <text:p text:style-name="P8"><text:s/><text:span text:style-name="T5">-0.7634435 -0.2256474</text:span></text:p>
      <text:p text:style-name="P7">sample estimates:</text:p>
      <text:p text:style-name="P7">mean of x mean of y </text:p>
      <text:p text:style-name="P8"><text:s/><text:span text:style-name="T5">2.245455 <text:s/>2.740000 </text:span></text:p>
      <text:p text:style-name="Text_20_body"><text:line-break/></text:p>
      <text:p text:style-name="P20"><text:tab/></text:p>
      <text:p text:style-name="P26">##So in the output we can see that calculated value (3.8) is greater than Tabulated value (2.09) at 5%LOS, and hence. <text:span text:style-name="T13">W</text:span>e conclude that the mean number of tubes of the variety_1 <text:s/>significantly not differ from the variety_2 </text:p>
      <text:p text:style-name="P26"/>
      <text:p text:style-name="P26"/>
      <text:p text:style-name="P24">####### Two sample Z-Test for Test of significant in difference between means #########</text:p>
      <text:p text:style-name="P24">#### Here Given values are MEAN, SSAMPLE SIZE and STANDARD DEVIATION of Both Samples ######</text:p>
      <text:p text:style-name="P15"/>
      <text:p text:style-name="P24">##### Considering the Examples given in <text:span text:style-name="T3">DR. ATHE's TESTING OF HYPOTHESIS Pg.No. 35</text:span> <text:s/>#####</text:p>
      <text:p text:style-name="P15"/>
      <text:p text:style-name="P15"/>
      <text:p text:style-name="P27"># There is no significant difference between the means of two paddy fields</text:p>
      <text:p text:style-name="P15"/>
      <text:p text:style-name="P30"># Given DATA for Field No 1</text:p>
      <text:p text:style-name="P30"/>
      <text:p text:style-name="P30"><text:soft-page-break/># Given DATA for Field No 2</text:p>
      <text:p text:style-name="P30"/>
      <text:p text:style-name="P30"/>
      <text:p text:style-name="P30"># calculating the Z-statistic at 5% LOS (i.e, Tabulated value is 1.96)</text:p>
      <text:p text:style-name="P30"/>
      <text:p text:style-name="P15"/>
      <text:p text:style-name="P27">## SINCE we got calculated value as 8.57 which is greater than tabulated value(1.96) So reject Null Hypothesis that means both the fields have significant difference</text:p>
      <text:p text:style-name="P27"/>
      <text:p text:style-name="P24">####### Two sample Z-Test for Test of significant in difference between means #########</text:p>
      <text:p text:style-name="P24">#### Here Given values are MEAN, SSAMPLE SIZE and STANDARD DEVIATION of Both Samples ######</text:p>
      <text:p text:style-name="P15"/>
      <text:p text:style-name="P24">##### Considering the Examples given in <text:span text:style-name="T3">DR. ATHE's TESTING OF HYPOTHESIS Pg.No. 35</text:span> <text:s/>#####</text:p>
      <text:p text:style-name="P15"/>
      <text:p text:style-name="P15"/>
      <text:p text:style-name="P27"># There is no significant difference between the means of two paddy fields</text:p>
      <text:p text:style-name="P15"/>
      <text:p text:style-name="P30"># Given DATA for Field No 1</text:p>
      <text:p text:style-name="P30"/>
      <text:p text:style-name="P30"># Given DATA for Field No 2</text:p>
      <text:p text:style-name="P30"/>
      <text:p text:style-name="P30"/>
      <text:p text:style-name="P30"># calculating the Z-statistic at 5% LOS (i.e, Tabulated value is 1.96)</text:p>
      <text:p text:style-name="P30"/>
      <text:p text:style-name="P15"/>
      <text:p text:style-name="P27">## SINCE we got calculated value as 8.57 which is greater than tabulated value(1.96) So reject Null Hypothesis that means both the fields have significant dif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19:12.776121108</meta:creation-date>
    <dc:date>2020-04-25T19:45:04.316496226</dc:date>
    <meta:editing-duration>PT25M47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4" meta:paragraph-count="105" meta:word-count="702" meta:character-count="4560" meta:non-whitespace-character-count="3713"/>
  </office:meta>
</office:document-meta>
</file>